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.763cm" fo:min-width="1.975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dash" draw:stroke-dash="Dash_20_2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77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2.369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.593cm" fo:min-width="2.491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.763cm" fo:min-width="1.2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1.77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.593cm" fo:min-width="1.628cm" fo:padding-top="0.13cm" fo:padding-bottom="0.13cm" fo:padding-left="0.25cm" fo:padding-right="0.25cm" fo:wrap-option="no-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396cm" fo:margin-bottom="0cm" fo:line-height="100%" fo:text-align="center" fo:text-indent="0cm" style:punctuation-wrap="simple" style:line-break="normal"/>
    </style:style>
    <style:style style:name="P3" style:family="paragraph">
      <style:paragraph-properties fo:margin-left="0cm" fo:margin-right="0cm" fo:margin-top="0.396cm" fo:margin-bottom="0cm" fo:line-height="100%" fo:text-align="center" fo:text-indent="0cm" style:punctuation-wrap="simple" style:line-break="normal" style:writing-mode="lr-tb" style:font-independent-line-spacing="true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08cm" fo:margin-bottom="0cm" fo:line-height="100%" fo:text-align="center" fo:text-indent="0cm" style:punctuation-wrap="simple" style:line-break="normal"/>
    </style:style>
    <style:style style:name="P6" style:family="paragraph">
      <style:paragraph-properties fo:margin-left="0cm" fo:margin-right="0cm" fo:margin-top="0.308cm" fo:margin-bottom="0cm" fo:line-height="100%" fo:text-align="center" fo:text-indent="0cm" style:punctuation-wrap="simple" style:line-break="normal" style:writing-mode="lr-tb" style:font-independent-line-spacing="true"/>
    </style:style>
    <style:style style:name="T1" style:family="text">
      <style:text-properties fo:font-family="Arial" style:font-pitch="variable" fo:font-size="18pt" fo:language="en" fo:country="US" style:font-size-asian="18pt" style:font-size-complex="18pt"/>
    </style:style>
    <style:style style:name="T2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286cm" svg:y1="1.681cm" svg:x2="3.286cm" svg:y2="7.281cm">
            <text:p/>
          </draw:line>
          <draw:line draw:style-name="gr2" draw:text-style-name="P1" draw:layer="layout" svg:x1="3.286cm" svg:y1="7.281cm" svg:x2="18.557cm" svg:y2="7.281cm">
            <text:p/>
          </draw:line>
          <draw:custom-shape draw:style-name="gr3" draw:text-style-name="P3" draw:layer="layout" svg:width="2.475cm" svg:height="1.023cm" svg:x="0.805cm" svg:y="2.169cm">
            <text:list text:style-name="L1">
              <text:list-header>
                <text:p text:style-name="P2"><text:span text:style-name="T1">CW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4" draw:layer="layout" svg:width="7.426cm" svg:height="9.322cm" svg:x="0.595cm" svg:y="-2.05cm">
            <text:p/>
            <draw:enhanced-geometry draw:text-areas="10799 0 21599 10799" svg:viewBox="0 0 21600 21600" draw:mirror-vertical="true" draw:type="mso-spt100" draw:modifiers="270 -0.93173217773437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" draw:text-style-name="P1" draw:layer="layout" svg:x1="8.07cm" svg:y1="2.717cm" svg:x2="8.07cm" svg:y2="3.952cm">
            <text:p/>
          </draw:line>
          <draw:line draw:style-name="gr4" draw:text-style-name="P1" draw:layer="layout" svg:x1="8.07cm" svg:y1="3.912cm" svg:x2="9.861cm" svg:y2="2.612cm">
            <text:p/>
          </draw:line>
          <draw:line draw:style-name="gr4" draw:text-style-name="P1" draw:layer="layout" svg:x1="9.834cm" svg:y1="3.484cm" svg:x2="12.101cm" svg:y2="2.395cm">
            <text:p/>
          </draw:line>
          <draw:line draw:style-name="gr4" draw:text-style-name="P1" draw:layer="layout" svg:x1="12.101cm" svg:y1="3.378cm" svg:x2="13.265cm" svg:y2="2.611cm">
            <text:p/>
          </draw:line>
          <draw:line draw:style-name="gr4" draw:text-style-name="P1" draw:layer="layout" svg:x1="9.856cm" svg:y1="2.651cm" svg:x2="9.856cm" svg:y2="3.498cm">
            <text:p/>
          </draw:line>
          <draw:line draw:style-name="gr4" draw:text-style-name="P1" draw:layer="layout" svg:x1="12.101cm" svg:y1="2.396cm" svg:x2="12.101cm" svg:y2="3.423cm">
            <text:p/>
          </draw:line>
          <draw:custom-shape draw:style-name="gr4" draw:text-style-name="P4" draw:layer="layout" svg:width="7.426cm" svg:height="5.706cm" svg:x="10.455cm" svg:y="1.53cm">
            <text:p/>
            <draw:enhanced-geometry draw:text-areas="10799 0 21599 10799" svg:viewBox="0 0 21600 21600" draw:mirror-vertical="true" draw:type="mso-spt100" draw:modifiers="270 -0.93173217773437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" draw:text-style-name="P1" draw:layer="layout" svg:x1="14.182cm" svg:y1="2.612cm" svg:x2="14.182cm" svg:y2="7.237cm">
            <text:p/>
          </draw:line>
          <draw:line draw:style-name="gr5" draw:text-style-name="P1" draw:layer="layout" svg:x1="5.936cm" svg:y1="4.689cm" svg:x2="7.202cm" svg:y2="5.566cm">
            <text:p/>
          </draw:line>
          <draw:line draw:style-name="gr5" draw:text-style-name="P1" draw:layer="layout" svg:x1="6.598cm" svg:y1="1.681cm" svg:x2="8.022cm" svg:y2="2.651cm">
            <text:p/>
          </draw:line>
          <draw:line draw:style-name="gr5" draw:text-style-name="P1" draw:layer="layout" svg:x1="7.713cm" svg:y1="1.681cm" svg:x2="9.605cm" svg:y2="2.396cm">
            <text:p/>
          </draw:line>
          <draw:line draw:style-name="gr5" draw:text-style-name="P1" draw:layer="layout" svg:x1="10.24cm" svg:y1="4.688cm" svg:x2="9.336cm" svg:y2="3.497cm">
            <text:p/>
          </draw:line>
          <draw:custom-shape draw:style-name="gr6" draw:text-style-name="P6" draw:layer="layout" svg:width="3.916cm" svg:height="2.037cm" svg:x="3.286cm" svg:y="3.318cm">
            <text:list text:style-name="L1">
              <text:list-header>
                <text:p text:style-name="P5"><text:span text:style-name="T2">slow start: exponential increa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6" draw:layer="layout" svg:width="3.268cm" svg:height="2.629cm" svg:x="9.834cm" svg:y="3.908cm">
            <text:list text:style-name="L1">
              <text:list-header>
                <text:p text:style-name="P5"><text:span text:style-name="T2">congestion avoidance: linear increa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6" draw:layer="layout" svg:width="2.991cm" svg:height="0.853cm" svg:x="5.929cm" svg:y="1.008cm">
            <text:list text:style-name="L1">
              <text:list-header>
                <text:p text:style-name="P5"><text:span text:style-name="T2">packet lo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3" draw:layer="layout" svg:width="1.7cm" svg:height="1.023cm" svg:x="18.8cm" svg:y="6.777cm">
            <text:list text:style-name="L1">
              <text:list-header>
                <text:p text:style-name="P2"><text:span text:style-name="T1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6" draw:layer="layout" svg:width="3.378cm" svg:height="2.037cm" svg:x="14.663cm" svg:y="4.125cm">
            <text:list text:style-name="L1">
              <text:list-header>
                <text:p text:style-name="P5"><text:span text:style-name="T2">retransmit: slow start aga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1" draw:layer="layout" svg:x1="13.265cm" svg:y1="2.612cm" svg:x2="14.182cm" svg:y2="2.612cm">
            <text:p/>
          </draw:line>
          <draw:custom-shape draw:style-name="gr11" draw:text-style-name="P6" draw:layer="layout" svg:width="2.128cm" svg:height="0.853cm" svg:x="13.101cm" svg:y="1.758cm">
            <text:list text:style-name="L1">
              <text:list-header>
                <text:p text:style-name="P5"><text:span text:style-name="T2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ound" draw:dots1="1" draw:dots1-length="0.052cm" draw:distance="0.0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3-05-09T19:51:50</meta:creation-date>
    <dc:date>2013-05-09T19:52:30</dc:date>
    <dc:creator>Chris Wilson</dc:creator>
    <meta:editing-duration>P0D</meta:editing-duration>
    <meta:editing-cycles>1</meta:editing-cycles>
    <meta:document-statistic meta:object-count="24"/>
    <meta:generator>LibreOffice/3.5$Linux_x86 LibreOffice_project/350m1$Build-2</meta:generator>
  </office:meta>
</office:document-meta>
</file>